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800000116EE08DD725A6AA39B.png" manifest:media-type="image/png"/>
  <manifest:file-entry manifest:full-path="Pictures/1000000000000188000001160B954422F2A405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31cm" svg:height="9.808cm" svg:x="3.679cm" svg:y="1.733cm">
          <draw:image xlink:href="Pictures/1000000000000188000001160B954422F2A405C6.png" xlink:type="simple" xlink:show="embed" xlink:actuate="onLoad" loext:mime-type="image/png">
            <text:p/>
          </draw:image>
        </draw:frame>
        <draw:frame draw:style-name="gr1" draw:text-style-name="P1" draw:layer="layout" svg:width="13.831cm" svg:height="9.808cm" svg:x="4.187cm" svg:y="14.97cm">
          <draw:image xlink:href="Pictures/100000000000018800000116EE08DD725A6AA39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1T23:53:30.003240386</meta:creation-date>
    <dc:date>2020-05-01T23:54:23.128168281</dc:date>
    <meta:editing-duration>PT53S</meta:editing-duration>
    <meta:editing-cycles>1</meta:editing-cycles>
    <meta:document-statistic meta:object-count="2"/>
    <meta:generator>LibreOffice/6.4.2.2$Linux_X86_64 LibreOffice_project/40$Build-2</meta:generator>
  </office:meta>
</office:document-meta>
</file>